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  <style:text-properties officeooo:paragraph-rsid="00237b72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237b72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22c43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1f6aa2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f6aa2"/>
    </style:style>
    <style:style style:name="P6" style:family="paragraph" style:parent-style-name="Text_20_body" style:list-style-name="L2">
      <style:paragraph-properties fo:margin-left="0cm" fo:margin-right="0cm" fo:text-indent="0cm" style:auto-text-indent="false"/>
      <style:text-properties officeooo:paragraph-rsid="001f6aa2"/>
    </style:style>
    <style:style style:name="P7" style:family="paragraph" style:parent-style-name="Text_20_body" style:list-style-name="L3">
      <style:paragraph-properties fo:margin-left="0cm" fo:margin-right="0cm" fo:text-indent="0cm" style:auto-text-indent="false"/>
      <style:text-properties officeooo:paragraph-rsid="001f6aa2"/>
    </style:style>
    <style:style style:name="P8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1f6aa2"/>
    </style:style>
    <style:style style:name="P9" style:family="paragraph" style:parent-style-name="Text_20_body" style:list-style-name="L5">
      <style:paragraph-properties fo:margin-left="0cm" fo:margin-right="0cm" fo:text-indent="0cm" style:auto-text-indent="false"/>
      <style:text-properties officeooo:paragraph-rsid="001f6aa2"/>
    </style:style>
    <style:style style:name="P10" style:family="paragraph" style:parent-style-name="Text_20_body" style:list-style-name="L6">
      <style:paragraph-properties fo:margin-left="0cm" fo:margin-right="0cm" fo:text-indent="0cm" style:auto-text-indent="false"/>
      <style:text-properties officeooo:paragraph-rsid="001f6aa2"/>
    </style:style>
    <style:style style:name="T1" style:family="text">
      <style:text-properties fo:font-weight="normal" officeooo:rsid="0022c43d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Cálculo de la potencia necesaria de un SAI</text:span></text:h>
      <text:p text:style-name="P2"><text:span text:style-name="Strong_20_Emphasis"/></text:p>
      <text:p text:style-name="P3"><text:span text:style-name="Strong_20_Emphasis"><text:span text:style-name="T1">La Potencia de la SAI sin usar en el Sai se recomienda el consumo de todos los equipos conectados no sobrepase el 70% de la capacidad total de la SAI </text:span></text:span></text:p>
      <text:p text:style-name="P4"><text:span text:style-name="Strong_20_Emphasis"/></text:p>
      <text:p text:style-name="P4"><text:span text:style-name="Strong_20_Emphasis">Ejercicio 1</text:span></text:p>
      <text:p text:style-name="P4">Utiliza las estimaciones que encuentres en Internet para averiguar el consumo de los siguientes dispositivos:</text:p>
      <text:p text:style-name="P4"/>
      <text:list text:style-name="L1">
        <text:list-item>
          <text:p text:style-name="P5"><text:bookmark text:name="yui_3_18_1_1_1760696962164_74"/><text:bookmark text:name="yui_3_18_1_1_1760696962164_72"/><text:bookmark text:name="yui_3_18_1_1_1760696962164_73"/>Un PC de gama baja, uno de gama media y otro de altas prestaciones.</text:p>
        </text:list-item>
      </text:list>
      <text:list text:style-name="L2">
        <text:list-item>
          <text:p text:style-name="P6">Un servidor.</text:p>
        </text:list-item>
      </text:list>
      <text:list text:style-name="L3">
        <text:list-item>
          <text:p text:style-name="P7">Una impresora láser.</text:p>
        </text:list-item>
      </text:list>
      <text:list text:style-name="L4">
        <text:list-item>
          <text:p text:style-name="P8"><text:bookmark text:name="yui_3_18_1_1_1760431240508_244"/><text:bookmark text:name="yui_3_18_1_1_1760431240508_242"/><text:bookmark text:name="yui_3_18_1_1_1760431240508_243"/>Un escáner.</text:p>
        </text:list-item>
      </text:list>
      <text:list text:style-name="L5">
        <text:list-item>
          <text:p text:style-name="P9">Un monitor de 15 pulgadas</text:p>
        </text:list-item>
      </text:list>
      <text:p text:style-name="P4"/>
      <text:p text:style-name="P4"><text:span text:style-name="Strong_20_Emphasis">Ejercicio 2</text:span></text:p>
      <text:p text:style-name="P4">Queremos enchufar a cuatro tomas de un SAI dos PC con sus respectivos monitores, que consumen un total de 200W. ¿Qué potencia debe proporcionar nuestro SAI si el factor de potencia es 0,7?</text:p>
      <text:p text:style-name="P4"/>
      <text:p text:style-name="P4"/>
      <text:p text:style-name="P4"><text:span text:style-name="Strong_20_Emphasis">Ejercicio 3</text:span></text:p>
      <text:p text:style-name="P4">Un SAI debe tener conectados a tomas de batería los siguientes equipos:</text:p>
      <text:p text:style-name="P4"/>
      <text:list text:style-name="L6">
        <text:list-item>
          <text:p text:style-name="P10">3 torres de 180 w c/u</text:p>
        </text:list-item>
        <text:list-item>
          <text:p text:style-name="P10">2 monitores LED de 10 w c/u</text:p>
        </text:list-item>
        <text:list-item>
          <text:p text:style-name="P10">1 router de 0,2 A</text:p>
        </text:list-item>
        <text:list-item>
          <text:p text:style-name="P10">2 switches de 0,1 A</text:p>
        </text:list-item>
      </text:list>
      <text:p text:style-name="P4"/>
      <text:p text:style-name="P4">Calcula los VA mínimos que debe tener para soportar esa carg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1:58:31.677464700</meta:creation-date>
    <dc:date>2025-10-17T12:33:59.323763800</dc:date>
    <meta:editing-duration>PT11M39S</meta:editing-duration>
    <meta:editing-cycles>3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18" meta:word-count="173" meta:character-count="883" meta:non-whitespace-character-count="736"/>
  </office:meta>
</office:document-meta>
</file>